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1B9DE333233.png" manifest:media-type="image/png"/>
  <manifest:file-entry manifest:full-path="Pictures/10000001000003CF000001A917E190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072in" svg:y="-0.0311in" svg:width="4.7453in" svg:height="2.0681in" draw:z-index="0"><draw:image xlink:href="Pictures/10000001000003CF000001A917E190CC.png" xlink:type="simple" xlink:show="embed" xlink:actuate="onLoad" draw:mime-type="image/png"/></draw:frame><draw:frame draw:style-name="fr1" draw:name="Image2" text:anchor-type="char" svg:x="1.0457in" svg:y="2.1874in" svg:width="4.7661in" svg:height="2.2626in" draw:z-index="1"><draw:image xlink:href="Pictures/10000001000003A1000001B9DE3332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7:29:32.344619449</meta:creation-date>
    <dc:date>2025-07-30T17:31:22.585008889</dc:date>
    <meta:editing-duration>PT1M5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2.5.2$Linux_X86_64 LibreOffice_project/520$Build-2</meta:generator>
  </office:meta>
</office:document-meta>
</file>